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table:table-column table:style-name="co1" table:number-columns-repeated="3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SUM([.B:.B])" office:value-type="float" office:value="495" calcext:value-type="float">
            <text:p>49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number-rows-repeated="5">
          <table:table-cell table:number-columns-repeated="3"/>
        </table:table-row>
        <table:table-row table:style-name="ro1">
          <table:table-cell table:formula="of:=9*19"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table:formula="of:=13*8"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/>
          <table:table-cell table:formula="of:=[.A17]+[.A18]" office:value-type="float" office:value="275" calcext:value-type="float">
            <text:p>275</text:p>
          </table:table-cell>
          <table:table-cell/>
        </table:table-row>
        <table:table-row table:style-name="ro1" table:number-rows-repeated="6"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formula="of:=[.A26]-2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formula="of:=[.A27]-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formula="of:=[.A28]-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[.A29]-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formula="of:=[.A30]-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formula="of:=[.A31]-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formula="of:=SUM([.A26:.A32])"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[.A35]*2"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formula="of:=SUM([.B26:.B38])" office:value-type="float" office:value="91" calcext:value-type="float">
            <text:p>91</text:p>
          </table:table-cell>
          <table:table-cell/>
        </table:table-row>
        <table:table-row table:style-name="ro1">
          <table:table-cell table:formula="of:=[.A36]+[.B39]" office:value-type="float" office:value="203" calcext:value-type="float">
            <text:p>20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7T16:55:28.111000000</meta:creation-date>
    <dc:date>2023-12-07T17:15:58.910000000</dc:date>
    <meta:editing-duration>PT20M32S</meta:editing-duration>
    <meta:editing-cycles>1</meta:editing-cycles>
    <meta:document-statistic meta:table-count="1" meta:cell-count="50" meta:object-count="0"/>
    <meta:generator>LibreOffice/7.5.0.3$Windows_X86_64 LibreOffice_project/c21113d003cd3efa8c53188764377a8272d9d6de</meta:generator>
  </office:meta>
</office:document-meta>
</file>